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17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6.496cm"/>
    </style:style>
    <style:style style:name="co4" style:family="table-column">
      <style:table-column-properties fo:break-before="auto" style:column-width="4.74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583cm"/>
    </style:style>
    <style:style style:name="co7" style:family="table-column">
      <style:table-column-properties fo:break-before="auto" style:column-width="2.39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473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" table:default-cell-style-name="Default"/>
        <table:table-row table:style-name="ro1">
          <table:table-cell office:value-type="string">
            <text:p>Course</text:p>
          </table:table-cell>
          <table:table-cell office:value-type="string">
            <text:p>CRN</text:p>
          </table:table-cell>
          <table:table-cell office:value-type="string">
            <text:p>Title</text:p>
          </table:table-cell>
          <table:table-cell office:value-type="string">
            <text:p>Duration</text:p>
          </table:table-cell>
          <table:table-cell office:value-type="string">
            <text:p>Credits</text:p>
          </table:table-cell>
          <table:table-cell office:value-type="string">
            <text:p><text:s/>Location</text:p>
          </table:table-cell>
          <table:table-cell office:value-type="string">
            <text:p><text:s/>Status</text:p>
          </table:table-cell>
          <table:table-cell table:number-columns-repeated="14"/>
        </table:table-row>
        <table:table-row table:style-name="ro1">
          <table:table-cell office:value-type="string">
            <text:p>MATH 3820 - A01</text:p>
          </table:table-cell>
          <table:table-cell office:value-type="float" office:value="20936">
            <text:p>20936</text:p>
          </table:table-cell>
          <table:table-cell office:value-type="string">
            <text:p>Introduction to Mathematical Modelling</text:p>
          </table:table-cell>
          <table:table-cell office:value-type="string">
            <text:p>Jan 06, 2009 - Apr 09, 2009</text:p>
          </table:table-cell>
          <table:table-cell office:value-type="float" office:value="3">
            <text:p>3</text:p>
          </table:table-cell>
          <table:table-cell office:value-type="string">
            <text:p>MACHRAY HALL Rm: 415</text:p>
          </table:table-cell>
          <table:table-cell office:value-type="string">
            <text:p>Active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>
            <text:p>Maximum</text:p>
          </table:table-cell>
          <table:table-cell office:value-type="string">
            <text:p>Actual</text:p>
          </table:table-cell>
          <table:table-cell office:value-type="string">
            <text:p>Remaining</text:p>
          </table:table-cell>
          <table:table-cell table:number-columns-repeated="17"/>
        </table:table-row>
        <table:table-row table:style-name="ro1">
          <table:table-cell office:value-type="string">
            <text:p>Enrollment: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>
            <text:p>Record Number</text:p>
          </table:table-cell>
          <table:table-cell office:value-type="string">
            <text:p>Student Name</text:p>
          </table:table-cell>
          <table:table-cell office:value-type="string">
            <text:p>ID</text:p>
          </table:table-cell>
          <table:table-cell office:value-type="string">
            <text:p>Reg Status</text:p>
          </table:table-cell>
          <table:table-cell office:value-type="string">
            <text:p>Grade Mode/AutoGrade</text:p>
          </table:table-cell>
          <table:table-cell office:value-type="string">
            <text:p>Level</text:p>
          </table:table-cell>
          <table:table-cell office:value-type="string">
            <text:p>Degree</text:p>
          </table:table-cell>
          <table:table-cell office:value-type="string">
            <text:p>Program</text:p>
          </table:table-cell>
          <table:table-cell office:value-type="string">
            <text:p>Major</text:p>
          </table:table-cell>
          <table:table-cell office:value-type="string">
            <text:p>Class</text:p>
          </table:table-cell>
          <table:table-cell office:value-type="string">
            <text:p>Telephone</text:p>
          </table:table-cell>
          <table:table-cell office:value-type="string">
            <text:p>Email</text:p>
          </table:table-cell>
          <table:table-cell office:value-type="string">
            <text:p>HW1 /5</text:p>
          </table:table-cell>
          <table:table-cell office:value-type="string">
            <text:p>HW2 /5</text:p>
          </table:table-cell>
          <table:table-cell office:value-type="string">
            <text:p>HW3 /5</text:p>
          </table:table-cell>
          <table:table-cell office:value-type="string">
            <text:p>HW Avg</text:p>
          </table:table-cell>
          <table:table-cell office:value-type="string">
            <text:p>Test /50</text:p>
          </table:table-cell>
          <table:table-cell office:value-type="string">
            <text:p>Final /100</text:p>
          </table:table-cell>
          <table:table-cell office:value-type="string">
            <text:p>Project</text:p>
          </table:table-cell>
          <table:table-cell office:value-type="string">
            <text:p>Overall mark</text:p>
          </table:table-cell>
          <table:table-cell office:value-type="string">
            <text:p>Overall letter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oebel, Peter M. </text:p>
          </table:table-cell>
          <table:table-cell office:value-type="float" office:value="6748775">
            <text:p>6748775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ematics</text:p>
          </table:table-cell>
          <table:table-cell office:value-type="string">
            <text:p>Year 1</text:p>
          </table:table-cell>
          <table:table-cell office:value-type="string">
            <text:p>204 282-8362</text:p>
          </table:table-cell>
          <table:table-cell office:value-type="string">
            <text:p>halfbadger@hotmail.com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([.M11]+[.N11]+[.O11])/3" office:value-type="float" office:value="4.33333333333333">
            <text:p>4.33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table:formula="of:=([.P11]/5*0.2+[.Q11]/50*0.15+[.S11]/5*0.25+[.R11]/100*0.4)*100" office:value-type="float" office:value="71.9333333333333">
            <text:p>71.93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achuta, Amanda C. </text:p>
          </table:table-cell>
          <table:table-cell office:value-type="float" office:value="6800515">
            <text:p>6800515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ematics</text:p>
          </table:table-cell>
          <table:table-cell office:value-type="string">
            <text:p>Year 4</text:p>
          </table:table-cell>
          <table:table-cell office:value-type="string">
            <text:p>204 667-4849</text:p>
          </table:table-cell>
          <table:table-cell office:value-type="string">
            <text:p>umlachut@cc.umanitoba.ca</text:p>
          </table:table-cell>
          <table:table-cell table:number-columns-repeated="3" office:value-type="float" office:value="5">
            <text:p>5</text:p>
          </table:table-cell>
          <table:table-cell table:formula="of:=([.M12]+[.N12]+[.O12])/3"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4.5">
            <text:p>4.5</text:p>
          </table:table-cell>
          <table:table-cell table:formula="of:=([.P12]/5*0.2+[.Q12]/50*0.15+[.S12]/5*0.25+[.R12]/100*0.4)*100" office:value-type="float" office:value="81.6">
            <text:p>81.6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acoursiere, Peter D. </text:p>
          </table:table-cell>
          <table:table-cell office:value-type="float" office:value="7600166">
            <text:p>7600166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Undeclared</text:p>
          </table:table-cell>
          <table:table-cell office:value-type="string">
            <text:p>Engineering-Undeclared</text:p>
          </table:table-cell>
          <table:table-cell office:value-type="string">
            <text:p>Undeclared</text:p>
          </table:table-cell>
          <table:table-cell office:value-type="string">
            <text:p>Year 2</text:p>
          </table:table-cell>
          <table:table-cell office:value-type="string">
            <text:p>204 219-4544</text:p>
          </table:table-cell>
          <table:table-cell office:value-type="string">
            <text:p>umlacoup@cc.umanitoba.ca</text:p>
          </table:table-cell>
          <table:table-cell table:number-columns-repeated="3" office:value-type="float" office:value="5">
            <text:p>5</text:p>
          </table:table-cell>
          <table:table-cell table:formula="of:=([.M13]+[.N13]+[.O13])/3"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table:formula="of:=([.P13]/5*0.2+[.Q13]/50*0.15+[.S13]/5*0.25+[.R13]/100*0.4)*100" office:value-type="float" office:value="77.1">
            <text:p>77.1</text:p>
          </table:table-cell>
          <table:table-cell office:value-type="string">
            <text:p>B+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cFarlane, Craig </text:p>
          </table:table-cell>
          <table:table-cell office:value-type="float" office:value="6850806">
            <text:p>6850806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Hons.)</text:p>
          </table:table-cell>
          <table:table-cell office:value-type="string">
            <text:p>Science-BSc Honours</text:p>
          </table:table-cell>
          <table:table-cell office:value-type="string">
            <text:p>Zoology</text:p>
          </table:table-cell>
          <table:table-cell office:value-type="string">
            <text:p>Year 4</text:p>
          </table:table-cell>
          <table:table-cell office:value-type="string">
            <text:p>204 880-7085</text:p>
          </table:table-cell>
          <table:table-cell office:value-type="string">
            <text:p>ummcfarc@cc.umanitoba.ca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([.M14]+[.N14]+[.O14])/3" office:value-type="float" office:value="4.66666666666667">
            <text:p>4.67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4.5">
            <text:p>4.5</text:p>
          </table:table-cell>
          <table:table-cell table:formula="of:=([.P14]/5*0.2+[.Q14]/50*0.15+[.S14]/5*0.25+[.R14]/100*0.4)*100" office:value-type="float" office:value="82.6666666666667">
            <text:p>82.67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Ye, Xiao M. </text:p>
          </table:table-cell>
          <table:table-cell office:value-type="float" office:value="6811430">
            <text:p>6811430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ematics</text:p>
          </table:table-cell>
          <table:table-cell office:value-type="string">
            <text:p>Year 1</text:p>
          </table:table-cell>
          <table:table-cell office:value-type="string">
            <text:p>N/A</text:p>
          </table:table-cell>
          <table:table-cell office:value-type="string">
            <text:p>kittb1943@hotmail.com</text:p>
          </table:table-cell>
          <table:table-cell table:number-columns-repeated="2" office:value-type="float" office:value="4">
            <text:p>4</text:p>
          </table:table-cell>
          <table:table-cell office:value-type="float" office:value="3.5">
            <text:p>3.5</text:p>
          </table:table-cell>
          <table:table-cell table:formula="of:=([.M15]+[.N15]+[.O15])/3" office:value-type="float" office:value="3.83333333333333">
            <text:p>3.83</text:p>
          </table:table-cell>
          <table:table-cell office:value-type="float" office:value="41">
            <text:p>41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table:formula="of:=([.P15]/5*0.2+[.Q15]/50*0.15+[.S15]/5*0.25+[.R15]/100*0.4)*100" office:value-type="float" office:value="79.0333333333333">
            <text:p>79.03</text:p>
          </table:table-cell>
          <table:table-cell office:value-type="string">
            <text:p>B+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22:2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creator>Julien Arino</dc:creator>
    <dc:date>2009-05-05T22:27:25.32</dc:date>
    <meta:editing-cycles>8</meta:editing-cycles>
    <meta:editing-duration>PT00H34M46S</meta:editing-duration>
    <meta:document-statistic meta:table-count="1" meta:cell-count="142" meta:object-count="0"/>
    <meta:user-defined meta:name="Info 1"/>
    <meta:user-defined meta:name="Info 2"/>
    <meta:user-defined meta:name="Info 3"/>
    <meta:user-defined meta:name="Info 4"/>
  </office:meta>
</office:document-meta>
</file>